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sure7" table:style-name="ta1">
        <table:shapes>
          <draw:frame draw:z-index="0" draw:style-name="gr1" draw:text-style-name="P1" svg:width="17.7382in" svg:height="9.9579in" svg:x="1.7874in" svg:y="0.0709in">
            <draw:object draw:notify-on-update-of-ranges="mesure7.A1:mesure7.A1 mesure7.A2:mesure7.A1137 mesure7.B1:mesure7.B1 mesure7.B2:mesure7.B113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67" calcext:value-type="float">
            <text:p>-16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81" calcext:value-type="float">
            <text:p>-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40" calcext:value-type="float">
            <text:p>-14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71" calcext:value-type="float">
            <text:p>-1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72" calcext:value-type="float">
            <text:p>-17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46" calcext:value-type="float">
            <text:p>-14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71" calcext:value-type="float">
            <text:p>-1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68" calcext:value-type="float">
            <text:p>-16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69" calcext:value-type="float">
            <text:p>-1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38" calcext:value-type="float">
            <text:p>-3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88" calcext:value-type="float">
            <text:p>-18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49" calcext:value-type="float">
            <text:p>-14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41" calcext:value-type="float">
            <text:p>-14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134" calcext:value-type="float">
            <text:p>-13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53" calcext:value-type="float">
            <text:p>-15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204" calcext:value-type="float">
            <text:p>-20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69" calcext:value-type="float">
            <text:p>-16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203" calcext:value-type="float">
            <text:p>-20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62" calcext:value-type="float">
            <text:p>-6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147" calcext:value-type="float">
            <text:p>-14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166" calcext:value-type="float">
            <text:p>-16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56" calcext:value-type="float">
            <text:p>-5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~.Connected.</text:p>
          </table:table-cell>
          <table:table-cell/>
        </table:table-row>
        <table:table-row table:style-name="ro1">
          <table:table-cell office:value-type="string" calcext:value-type="string">
            <text:p>Connect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connect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4:29:05.878087533</dc:date>
    <meta:editing-duration>PT3M32S</meta:editing-duration>
    <meta:editing-cycles>1</meta:editing-cycles>
    <meta:document-statistic meta:table-count="1" meta:cell-count="2269" meta:object-count="1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02cm" svg:stroke-color="#c5000b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5.056cm" svg:height="25.294cm" xlink:href=".." xlink:type="simple" chart:class="chart:scatter" chart:style-name="ch1">
        <chart:legend chart:legend-position="end" svg:x="39.849cm" svg:y="12.099cm" style:legend-expansion="high" chart:style-name="ch2"/>
        <chart:plot-area chart:style-name="ch3" table:cell-range-address="mesure7.A1:mesure7.B1137" chart:data-source-has-labels="row" svg:x="0.901cm" svg:y="0.505cm" svg:width="38.047cm" svg:height="24.284cm">
          <chartooo:coordinate-region svg:x="1.813cm" svg:y="0.705cm" svg:width="36.763cm" svg:height="23.8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ure7.B2:mesure7.B1137" chart:label-cell-address="mesure7.B1:mesure7.B1" chart:class="chart:scatter">
            <chart:domain table:cell-range-address="mesure7.A2:mesure7.A1137"/>
            <chart:regression-curve chart:style-name="ch7"/>
            <chart:data-point chart:repeated="11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rrent</text:p>
                <draw:g>
                  <svg:desc>mesure7.B1:mesure7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esure7.A2:mesure7.A1137</svg:desc>
                </draw:g>
              </table:table-cell>
              <table:table-cell office:value-type="float" office:value="2">
                <text:p>2</text:p>
                <draw:g>
                  <svg:desc>mesure7.B2:mesure7.B1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6">
                <text:p>10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7">
                <text:p>10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9">
                <text:p>102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1">
                <text:p>10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2">
                <text:p>103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3">
                <text:p>1033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4">
                <text:p>10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5">
                <text:p>10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7">
                <text:p>103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8">
                <text:p>103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9">
                <text:p>103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40">
                <text:p>10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1">
                <text:p>10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2">
                <text:p>10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3">
                <text:p>10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4">
                <text:p>10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5">
                <text:p>10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6">
                <text:p>10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7">
                <text:p>104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8">
                <text:p>10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9">
                <text:p>10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1">
                <text:p>105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2">
                <text:p>10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3">
                <text:p>1053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4">
                <text:p>105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5">
                <text:p>10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6">
                <text:p>105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7">
                <text:p>10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8">
                <text:p>105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1">
                <text:p>10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3">
                <text:p>10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4">
                <text:p>10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5">
                <text:p>1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6">
                <text:p>106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7">
                <text:p>10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8">
                <text:p>10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9">
                <text:p>10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70">
                <text:p>10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1">
                <text:p>10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2">
                <text:p>10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3">
                <text:p>1073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4">
                <text:p>107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5">
                <text:p>10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6">
                <text:p>107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7">
                <text:p>107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8">
                <text:p>1078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9">
                <text:p>10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80">
                <text:p>10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1">
                <text:p>10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2">
                <text:p>10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3">
                <text:p>108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4">
                <text:p>10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5">
                <text:p>108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6">
                <text:p>1086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7">
                <text:p>10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8">
                <text:p>10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9">
                <text:p>10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90">
                <text:p>10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1">
                <text:p>10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2">
                <text:p>10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3">
                <text:p>109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4">
                <text:p>109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5">
                <text:p>10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6">
                <text:p>109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7">
                <text:p>109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8">
                <text:p>109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9">
                <text:p>109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1">
                <text:p>11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2">
                <text:p>11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3">
                <text:p>11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4">
                <text:p>1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5">
                <text:p>1105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6">
                <text:p>110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7">
                <text:p>11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8">
                <text:p>110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9">
                <text:p>11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10">
                <text:p>11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1">
                <text:p>11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2">
                <text:p>111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3">
                <text:p>111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4">
                <text:p>1114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5">
                <text:p>111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6">
                <text:p>1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7">
                <text:p>11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8">
                <text:p>11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20">
                <text:p>11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1">
                <text:p>11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2">
                <text:p>1122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4">
                <text:p>112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6">
                <text:p>1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7">
                <text:p>112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8">
                <text:p>112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9">
                <text:p>112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1">
                <text:p>113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2">
                <text:p>11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